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上階の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破邪の光は、ここで浴びられ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大丈夫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服がこすれるだけで・・・ぅ、か、
感じすぎてしま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これ以上・・・う・・・動いたら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にせよ、ここらへんが限界みたい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目当てのありがたい光ってど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たところ、光を発するようなオブジェは
あり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そこのタイマツの火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火の明かりを浴びればい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世辞にも“破邪”といった感じはし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そこの宝箱開けてみ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案外、“破邪の光”っていうアイテムかも
しれない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他にあてもないし。　中をのぞいて
みてもいいかし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じゃじゃじゃーーーん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全国のホータイファンのみんなーーー！！
　お待たせ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ホータイ☆アイドル、ミララちゃん！！
　ただいま華麗に参ーー上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額を撃てばい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ちょっとーー！！　かよわいホータイっ娘に
　向かってそれはないでしょ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てゆーか、敵じゃないしー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何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何って言われても、ミララちゃんはミララちゃん
　だよ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精霊王のこむさんなら、分かりま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・・・さっぱり見当もつ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とやらに、1つ尋ね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金字塔のどこかで“破邪の光”を浴びる
ことができると聞いてや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知ら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あーーーれーーー！！　それって
　ミララちゃんのことじゃーーーん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どゆこと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ミララちゃんねー、ホータイアイドルを
　始める前は、あらゆる呪術を解く不思議な
　力を使ってみんなの役に立ってたんだー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それでついたあだ名が“破邪の光”なんだ
　よーー！！　びっくり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それが本当なら、治療してもらいたい者が
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身が感じまくっちゃって、アヘアヘ状態なんだ
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/////</text:p>
          </table:table-cell>
          <table:table-cell table:style-name="ce0" office:value-type="string">
            <text:p>Map012</text:p>
          </table:table-cell>
          <table:table-cell table:style-name="ce0"/>
          <table:table-cell table:style-name="ce0" office:value-type="string">
            <text:p>... /////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ありまー、それは厄介な呪術だね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うーん、治療してあげてもいいけどー、
　ほら、ミララちゃんってインドア派じ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疲れることって苦手なんだー！　今はもう
　アイドルだし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アイドルの方がよっぽど体力使うと思う
　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だからー、どうしても呪術を解いてほしいなら
　－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それなりの力を示してもらおっかな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天使カニエル
「やっほーミララちゃーん久しぶり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天使カニエル
「なんかおもしろそうじゃーん！　暇だから、
　あたいも加勢するよ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おおー！　カニエル姉さんお久～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いいけど、あんまりマジになっちゃだめ
　だからね～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天使カニエル
「もちろん分かってるって！
　んじゃ、行く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おっけーい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痛ったーーーーーい！！　涙で脱水
　しちゃーーーーーう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が惜しい。　治療を頼む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なんか冷たーい、ミララちゃん鬼凹～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てゆーか、そろそろ効果出てると思うけど
　な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効果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そう言えばいつの間にか、感覚が
落ち着い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の？　どういうこ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ミララちゃんってね、生まれつき生体オーラに
　神聖な癒しの力があるっぽい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だから、ミララちゃんの近くにいるだけで
　じわじわ呪いが解けていくんだー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さっき戦ってる間にルミィさんの呪いは
消えちゃったん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にしても、戦う意味は無かった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。　おかげで元の体に
戻ることがで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聖な癒しの生体オーラ・・・素晴らし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わーーい！！　ほめられた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礼を言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時間が無いが、何か困ったことがあれば
力を貸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うーん、特に何も困ってないかな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それにミララちゃん、また眠くなって
　きちゃった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もう寝るね！！　100年後くらいに、また
　会おうね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おやすみイカスミーーー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天使カニエル
「そんじゃあたい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天使カニエル
「さらばだにタラバガニーーー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っきょく何だっ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分からないが、目的は果たせ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本当に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戻って干渉剤の製作に取り掛かりたいと
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よう！　ここ、もう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お城に戻り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むにゃむ・・・もう食べらんないよぉ☆
　ZZZ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1T13:23:06+01:00</meta:creation-date>
    <dc:date>2020-02-01T13:23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